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1">
      <style:text-properties officeooo:rsid="001f4c5b" officeooo:paragraph-rsid="001f4c5b"/>
    </style:style>
    <style:style style:name="P2" style:family="paragraph" style:parent-style-name="Text_20_body">
      <style:text-properties officeooo:rsid="001f586f" officeooo:paragraph-rsid="001f4c5b"/>
    </style:style>
    <style:style style:name="P3" style:family="paragraph" style:parent-style-name="Text_20_body">
      <style:text-properties officeooo:rsid="001f586f" officeooo:paragraph-rsid="001f58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rent matters</text:h>
      <text:p text:style-name="P2"/>
      <text:p text:style-name="P3">Finishing the YAML runfile parsing and execution</text:p>
      <text:h text:style-name="Heading_20_1" text:outline-level="1">Design decision documentation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25T10:57:07.845170332</meta:creation-date>
    <meta:generator>LibreOffice/6.4.3.2$Linux_X86_64 LibreOffice_project/40$Build-2</meta:generator>
    <dc:date>2020-08-25T10:58:38.301539437</dc:date>
    <meta:editing-duration>PT1M30S</meta:editing-duration>
    <meta:editing-cycles>2</meta:editing-cycles>
    <meta:document-statistic meta:table-count="0" meta:image-count="0" meta:object-count="0" meta:page-count="1" meta:paragraph-count="3" meta:word-count="12" meta:character-count="92" meta:non-whitespace-character-count="83"/>
  </office:meta>
</office:document-meta>
</file>